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5.74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82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ans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fo:font-size="10.5pt" style:font-size-asian="10.5pt" style:font-size-complex="10.5pt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ce7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ans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 fo:font-size="10.5pt" style:font-size-asian="10.5pt" style:font-size-complex="10.5pt"/>
    </style:style>
    <style:style style:name="ce9" style:family="table-cell" style:parent-style-name="Default"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timee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row table:style-name="ro1">
          <table:table-cell office:value-type="string" calcext:value-type="string">
            <text:p>Time elapsed was 865519378723ns or 865.519378723s</text:p>
          </table:table-cell>
          <table:table-cell office:value-type="float" office:value="865519378723" calcext:value-type="float">
            <text:p>865519378723</text:p>
          </table:table-cell>
          <table:table-cell table:style-name="Default" office:value-type="float" office:value="865.519378723" calcext:value-type="float">
            <text:p>865.519378723</text:p>
          </table:table-cell>
          <table:table-cell/>
        </table:table-row>
        <table:table-row table:style-name="ro1">
          <table:table-cell office:value-type="string" calcext:value-type="string">
            <text:p>Time elapsed was 864485496098ns or 864.485496098s</text:p>
          </table:table-cell>
          <table:table-cell office:value-type="float" office:value="864485496098" calcext:value-type="float">
            <text:p>864485496098</text:p>
          </table:table-cell>
          <table:table-cell office:value-type="float" office:value="864.485496098" calcext:value-type="float">
            <text:p>864.485496098</text:p>
          </table:table-cell>
          <table:table-cell/>
        </table:table-row>
        <table:table-row table:style-name="ro1">
          <table:table-cell office:value-type="string" calcext:value-type="string">
            <text:p>Time elapsed was 870277455438ns or 870.277455438s</text:p>
          </table:table-cell>
          <table:table-cell office:value-type="float" office:value="870277455438" calcext:value-type="float">
            <text:p>870277455438</text:p>
          </table:table-cell>
          <table:table-cell office:value-type="float" office:value="870.277455438" calcext:value-type="float">
            <text:p>870.277455438</text:p>
          </table:table-cell>
          <table:table-cell/>
        </table:table-row>
        <table:table-row table:style-name="ro1">
          <table:table-cell office:value-type="string" calcext:value-type="string">
            <text:p>Time elapsed was 859637075908ns or 859.637075908s</text:p>
          </table:table-cell>
          <table:table-cell office:value-type="float" office:value="859637075908" calcext:value-type="float">
            <text:p>859637075908</text:p>
          </table:table-cell>
          <table:table-cell office:value-type="float" office:value="859.637075908" calcext:value-type="float">
            <text:p>859.637075908</text:p>
          </table:table-cell>
          <table:table-cell/>
        </table:table-row>
        <table:table-row table:style-name="ro1">
          <table:table-cell office:value-type="string" calcext:value-type="string">
            <text:p>Time elapsed was 854920197822ns or 854.920197822s</text:p>
          </table:table-cell>
          <table:table-cell office:value-type="float" office:value="854920197822" calcext:value-type="float">
            <text:p>854920197822</text:p>
          </table:table-cell>
          <table:table-cell office:value-type="float" office:value="854.920197822" calcext:value-type="float">
            <text:p>854.920197822</text:p>
          </table:table-cell>
          <table:table-cell/>
        </table:table-row>
        <table:table-row table:style-name="ro1">
          <table:table-cell office:value-type="string" calcext:value-type="string">
            <text:p>Time elapsed was 865016593137ns or 865.016593137s</text:p>
          </table:table-cell>
          <table:table-cell office:value-type="float" office:value="865016593137" calcext:value-type="float">
            <text:p>865016593137</text:p>
          </table:table-cell>
          <table:table-cell office:value-type="float" office:value="865.016593137" calcext:value-type="float">
            <text:p>865.016593137</text:p>
          </table:table-cell>
          <table:table-cell/>
        </table:table-row>
        <table:table-row table:style-name="ro1">
          <table:table-cell office:value-type="string" calcext:value-type="string">
            <text:p>Time elapsed was 857686665078ns or 857.686665078s</text:p>
          </table:table-cell>
          <table:table-cell office:value-type="float" office:value="857686665078" calcext:value-type="float">
            <text:p>857686665078</text:p>
          </table:table-cell>
          <table:table-cell office:value-type="float" office:value="857.686665078" calcext:value-type="float">
            <text:p>857.686665078</text:p>
          </table:table-cell>
          <table:table-cell/>
        </table:table-row>
        <table:table-row table:style-name="ro1">
          <table:table-cell office:value-type="string" calcext:value-type="string">
            <text:p>Time elapsed was 870544882324ns or 870.544882324s</text:p>
          </table:table-cell>
          <table:table-cell office:value-type="float" office:value="870544882324" calcext:value-type="float">
            <text:p>870544882324</text:p>
          </table:table-cell>
          <table:table-cell office:value-type="float" office:value="870.544882324" calcext:value-type="float">
            <text:p>870.544882324</text:p>
          </table:table-cell>
          <table:table-cell/>
        </table:table-row>
        <table:table-row table:style-name="ro1">
          <table:table-cell office:value-type="string" calcext:value-type="string">
            <text:p>Time elapsed was 866742688872ns or 866.742688872s</text:p>
          </table:table-cell>
          <table:table-cell office:value-type="float" office:value="866742688872" calcext:value-type="float">
            <text:p>866742688872</text:p>
          </table:table-cell>
          <table:table-cell office:value-type="float" office:value="866.742688872" calcext:value-type="float">
            <text:p>866.742688872</text:p>
          </table:table-cell>
          <table:table-cell/>
        </table:table-row>
        <table:table-row table:style-name="ro1">
          <table:table-cell office:value-type="string" calcext:value-type="string">
            <text:p>Time elapsed was 753235105507ns or 753.235105507s</text:p>
          </table:table-cell>
          <table:table-cell office:value-type="float" office:value="753235105507" calcext:value-type="float">
            <text:p>753235105507</text:p>
          </table:table-cell>
          <table:table-cell office:value-type="float" office:value="753.235105507" calcext:value-type="float">
            <text:p>753.23510550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8" table:formula="of:=AVERAGE([.B1:.B10])" office:value-type="float" office:value="852806553890.7" calcext:value-type="float">
            <text:p>852806553890.7</text:p>
          </table:table-cell>
          <table:table-cell table:formula="of:=AVERAGE([.C1:.C10])" office:value-type="float" office:value="852.8065538907" calcext:value-type="float">
            <text:p>852.8065538907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 style:data-style-name="N2" text:time-value="08:40:15.986859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9T14:22:19.543778596</dc:date>
    <meta:editing-duration>PT59M40S</meta:editing-duration>
    <meta:editing-cycles>4</meta:editing-cycles>
    <meta:generator>LibreOffice/6.0.7.3$Linux_X86_64 LibreOffice_project/00m0$Build-3</meta:generator>
    <meta:document-statistic meta:table-count="1" meta:cell-count="32" meta:object-count="0"/>
  </office:meta>
</office:document-meta>
</file>